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Helvetic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4">
      <style:paragraph-properties fo:margin-left="0in" fo:margin-right="0in" fo:orphans="2" fo:widows="2" fo:text-indent="0in" style:auto-text-indent="false" fo:padding="0in" fo:border="none"/>
      <style:text-properties fo:font-variant="normal" fo:text-transform="none" fo:color="#575757" loext:opacity="100%" style:font-name="Arial" fo:font-size="9.75pt" fo:letter-spacing="normal" fo:font-style="normal" fo:font-weight="normal" style:font-name-asian="Arial" style:font-size-asian="9.75pt" style:font-style-asian="normal" style:font-weight-asian="normal" style:font-name-complex="Arial" style:font-size-complex="9.75pt" style:font-style-complex="normal" style:font-weight-complex="normal"/>
    </style:style>
    <style:style style:name="P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575757" loext:opacity="100%" style:font-name="Arial" fo:font-size="9.75pt" fo:letter-spacing="normal" fo:font-style="normal" fo:font-weight="normal"/>
    </style:style>
    <style:style style:name="P3" style:family="paragraph" style:parent-style-name="Text_20_body">
      <style:paragraph-properties fo:margin-left="0in" fo:margin-right="0in" fo:margin-top="0in" fo:margin-bottom="0in" style:contextual-spacing="false" fo:orphans="2" fo:widows="2" fo:text-indent="0in" style:auto-text-indent="false"/>
    </style:style>
    <style:style style:name="P4"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variant="normal" fo:text-transform="none" fo:color="#575757" loext:opacity="100%" style:font-name="Arial" fo:font-size="9.75pt" fo:letter-spacing="normal" fo:font-style="normal" fo:font-weight="normal"/>
    </style:style>
    <style:style style:name="P5"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text-properties fo:font-variant="normal" fo:text-transform="none" fo:color="#575757" loext:opacity="100%" style:font-name="Arial" fo:font-size="9.75pt" fo:letter-spacing="normal" fo:font-style="normal" fo:font-weight="normal"/>
    </style:style>
    <style:style style:name="T1" style:family="text">
      <style:text-properties fo:font-variant="normal" fo:text-transform="none" fo:color="#0066cc" loext:opacity="100%" style:text-line-through-style="none" style:text-line-through-type="none" style:font-name="Arial" fo:font-size="9.75pt" fo:letter-spacing="normal" fo:font-style="normal" style:text-underline-style="none" fo:font-weight="bold" style:text-blinking="false" fo:background-color="transparent" loext:char-shading-value="0" loext:padding="0in" loext:border="none"/>
    </style:style>
    <style:style style:name="T2" style:family="text">
      <style:text-properties fo:font-variant="normal" fo:text-transform="none" fo:color="#0066cc" loext:opacity="100%" style:text-line-through-style="none" style:text-line-through-type="none" style:font-name="Arial" fo:font-size="9.75pt" fo:letter-spacing="normal" fo:font-style="normal" style:text-underline-style="none" fo:font-weight="normal" style:text-blinking="false" loext:padding="0in" loext:border="none"/>
    </style:style>
    <style:style style:name="T3" style:family="text">
      <style:text-properties fo:font-variant="normal" fo:text-transform="none" fo:color="#575757" loext:opacity="100%" style:font-name="Arial" fo:font-size="9.75pt" fo:letter-spacing="normal" fo:font-style="normal" fo:font-weight="normal"/>
    </style:style>
    <style:style style:name="T4" style:family="text">
      <style:text-properties fo:font-variant="normal" fo:text-transform="none" fo:color="#575757" loext:opacity="100%" style:font-name="Arial" fo:font-size="9.75pt" fo:letter-spacing="normal" fo:font-style="normal" fo:font-weight="bold" loext:padding="0in" loext:border="none"/>
    </style:style>
    <style:style style:name="T5" style:family="text">
      <style:text-properties fo:font-variant="normal" fo:text-transform="none" fo:font-style="normal" fo:font-weight="bold" loext:padding="0in" loext:border="none"/>
    </style:style>
    <style:style style:name="T6" style:family="text">
      <style:text-properties fo:font-variant="normal" fo:text-transform="none" fo:color="#333333" loext:opacity="100%" style:font-name="Arial" fo:letter-spacing="normal" fo:font-style="normal" fo:font-weight="bol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T6">What's Your Learning Style? The Results</text:span><text:bookmark text:name="printerFriendlyButton"/></text:h>
      <text:section text:style-name="Sect1" text:name="resultsInterface">
        <text:section text:style-name="Sect1" text:name="scores">
          <text:p text:style-name="P3"><text:span text:style-name="Strong_20_Emphasis"><text:span text:style-name="T5">Your Scores:</text:span></text:span></text:p>
          <text:list xml:id="list1927937282" text:style-name="L1">
            <text:list-item>
              <text:p text:style-name="P4">Auditory: 35%</text:p>
            </text:list-item>
            <text:list-item>
              <text:p text:style-name="P4">Visual: 40%</text:p>
            </text:list-item>
            <text:list-item>
              <text:p text:style-name="P4">Tactile: 25%</text:p>
            </text:list-item>
          </text:list>
          <text:p text:style-name="P3"><text:span text:style-name="T3">You are a </text:span><text:span text:style-name="Strong_20_Emphasis"><text:span text:style-name="T4">Visual</text:span></text:span><text:span text:style-name="T3"> learner! Check out the information below, or </text:span><text:a xlink:type="simple" xlink:href="http://www.educationplanner.org/students/self-assessments/learning-styles-styles.shtml" office:target-frame-name="_blank" xlink:show="new" text:style-name="Internet_20_link" text:visited-style-name="Visited_20_Internet_20_Link"><text:span text:style-name="T2">view all of the learning styles</text:span></text:a><text:span text:style-name="T3">.</text:span></text:p>
        </text:section>
        <text:section text:style-name="Sect1" text:name="Visual">
          <text:h text:style-name="P1" text:outline-level="4">Visual</text:h>
          <text:p text:style-name="P2">If you are a visual learner, you learn by reading or seeing pictures. You understand and remember things by sight. You can picture what you are learning in your head, and you learn best by using methods that are primarily visual. You like to see what you are learning.</text:p>
          <text:p text:style-name="P2">As a visual learner, you are usually neat and clean. You often close your eyes to visualize or remember something, and you will find something to watch if you become bored. You may have difficulty with spoken directions and may be easily distracted by sounds. You are attracted to color and to spoken language (like stories) that is rich in imagery.</text:p>
          <text:p text:style-name="P2">Here are some things that visual learners like you can do to learn better:</text:p>
          <text:list xml:id="list1938539006" text:style-name="L2">
            <text:list-item>
              <text:p text:style-name="P5">Sit near the front of the classroom. (It won't mean you're the teacher's pet!)</text:p>
            </text:list-item>
            <text:list-item>
              <text:p text:style-name="P5">Have your eyesight checked on a regular basis.</text:p>
            </text:list-item>
            <text:list-item>
              <text:p text:style-name="P5">Use flashcards to learn new words.</text:p>
            </text:list-item>
            <text:list-item>
              <text:p text:style-name="P5">Try to visualize things that you hear or things that are read to you.</text:p>
            </text:list-item>
            <text:list-item>
              <text:p text:style-name="P5">Write down key words, ideas, or instructions.</text:p>
            </text:list-item>
            <text:list-item>
              <text:p text:style-name="P5">Draw pictures to help explain new concepts and then explain the pictures.</text:p>
            </text:list-item>
            <text:list-item>
              <text:p text:style-name="P5">Color code things.</text:p>
            </text:list-item>
            <text:list-item>
              <text:p text:style-name="P5">Avoid distractions during study times.</text:p>
            </text:list-item>
          </text:list>
          <text:p text:style-name="P3"><text:span text:style-name="T3">Remember that you need to </text:span><text:span text:style-name="Strong_20_Emphasis"><text:span text:style-name="T4">see</text:span></text:span><text:span text:style-name="T3"> things, not just hear things, to learn well.</text:span></text:p>
        </text:section>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Helvetic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6T14:04:17.958000000</meta:creation-date>
    <dc:date>2022-04-26T14:04:57.856000000</dc:date>
    <meta:editing-duration>PT40S</meta:editing-duration>
    <meta:editing-cycles>1</meta:editing-cycles>
    <meta:generator>LibreOffice/7.1.1.2$Windows_X86_64 LibreOffice_project/fe0b08f4af1bacafe4c7ecc87ce55bb426164676</meta:generator>
    <meta:document-statistic meta:table-count="0" meta:image-count="0" meta:object-count="0" meta:page-count="1" meta:paragraph-count="19" meta:word-count="250" meta:character-count="1364" meta:non-whitespace-character-count="1144"/>
  </office:meta>
</office:document-meta>
</file>